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4.6146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37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table:style-name="ce1"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date" office:date-value="2013-03-23">
            <text:p>03/2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Testear y escribir “palindromo.rb”</text:p>
          </table:table-cell>
          <table:table-cell office:value-type="date" office:date-value="2013-03-30">
            <text:p>03/30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Testear y escribir “fibonacci.rb”</text:p>
          </table:table-cell>
          <table:table-cell office:value-type="date" office:date-value="2013-03-30">
            <text:p>03/30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Testear y escribir “code_breaker.rb”</text:p>
          </table:table-cell>
          <table:table-cell office:value-type="date" office:date-value="2013-04-11">
            <text:p>04/11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office:value-type="date" office:date-value="2013-04-21">
            <text:p>04/21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Hacer que el code breaker pase las especificaciones enviadas por nico</text:p>
          </table:table-cell>
          <table:table-cell office:value-type="date" office:date-value="2013-04-28">
            <text:p>04/28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Buscar definición de arquitectura de software</text:p>
          </table:table-cell>
          <table:table-cell office:value-type="date" office:date-value="2013-04-28">
            <text:p>04/28/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“What is software architecture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reparar presentación sobre reusabilidad</text:p>
          </table:table-cell>
          <table:table-cell office:value-type="date" office:date-value="2013-05-05">
            <text:p>05/05/13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y resumir en un parrafo “Who needs an architect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Leer articulo sobre integración continua</text:p>
          </table:table-cell>
          <table:table-cell table:style-name="ce4" office:value-type="string">
            <text:p>13/05/1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Reservar Dominio, cuenta de Trello, de Heroku y Github</text:p>
          </table:table-cell>
          <table:table-cell table:style-name="ce4" office:value-type="string">
            <text:p>18/05/13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table:style-name="ce2" office:value-type="string">
            <text:p>Visual Story Mapping de la aplicación René</text:p>
          </table:table-cell>
          <table:table-cell table:style-name="ce5" office:value-type="string">
            <text:p>18/05/13</text:p>
          </table:table-cell>
          <table:table-cell table:style-name="ce4" office:value-type="float" office:value="90">
            <text:p>90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number:text>(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/00/0000</text:date>, <text:time style:data-style-name="N2" text:time-value="0000-00-00T11:01:3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5-18T20:05:34</dc:date>
    <dc:creator>Facundo </dc:creator>
    <meta:editing-duration>PT16H30M52S</meta:editing-duration>
    <meta:editing-cycles>24</meta:editing-cycles>
    <meta:generator>LibreOffice/3.6$Linux_x86 LibreOffice_project/360m1$Build-2</meta:generator>
    <meta:document-statistic meta:table-count="1" meta:cell-count="61" meta:object-count="0"/>
  </office:meta>
</office:document-meta>
</file>